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50.79mm" svg:y="16.14mm">
            <loext:p draw:notify-on-update-of-ranges="Sheet1.A2:Sheet1.A2 Sheet1.A3:Sheet1.A9 Sheet1.B2:Sheet1.B2 Sheet1.B3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998" calcext:value-type="float">
            <text:p>10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1:26:50.587758788</meta:creation-date>
    <dc:date>2018-09-30T11:40:39.235773108</dc:date>
    <meta:editing-duration>PT13M48S</meta:editing-duration>
    <meta:editing-cycles>1</meta:editing-cycles>
    <meta:document-statistic meta:table-count="1" meta:cell-count="1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Sheet1.A2:Sheet1.B9" chart:data-source-has-labels="row" svg:x="2.447cm" svg:y="1.005cm" svg:width="13.83cm" svg:height="8.639cm">
          <chartooo:coordinate-region svg:x="3.624cm" svg:y="1.204cm" svg:width="12.37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" chart:label-cell-address="Sheet1.B2:Sheet1.B2" chart:class="chart:scatter">
            <chart:domain table:cell-range-address="Sheet1.A3:Sheet1.A9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9</svg:desc>
                </draw:g>
              </table:table-cell>
              <table:table-cell office:value-type="float" office:value="35">
                <text:p>35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998">
                <text:p>10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